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0d96d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10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11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Sandro Räss</text:p>
            <text:p text:style-name="P10">Ingenieur</text:p>
            <text:p text:style-name="Contact_20_info">079 428 56 16 – <text:span text:style-name="T15">s.raess@me.com - </text:span><text:span text:style-name="T16">www.google.ch</text:span></text:p>
            <text:p text:style-name="P7">Ich bin Sandro, ehrlich, sportlich und eine Maschine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a182e5a4-7d4c-411e-a54f-11e77de71a17">
              <text:p text:style-name="P8">
    <text:span text:style-name="T11">Abteilungsleiterin - Basel:</text:span>
    <text:span text:style-name="T13"> </text:span>
    <text:span text:style-name="T14">Juni 2019</text:span>
    <text:span text:style-name="T5"> -</text:span>
    <text:span text:style-name="T4"> </text:span>
    <text:span text:style-name="T7">Juni 2020</text:span>
  </text:p>
              <text:p text:style-name="P3">Management<text:line-break/>Isolation<text:line-break/>Epicness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5ede401-b287-41cb-b01e-43c1d664ce72">
              <text:p text:style-name="P6"><text:span text:style-name="T17">Sprachen: </text:span>Deutsch, Französisch, Rus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43</meta:editing-cycles>
    <meta:editing-duration>PT2H33M35S</meta:editing-duration>
    <dc:subject>hloom.com</dc:subject>
    <meta:initial-creator>hloom.com </meta:initial-creator>
    <dc:date>2021-03-20T17:54:35.769609321</dc:date>
    <meta:document-statistic meta:table-count="1" meta:image-count="0" meta:object-count="0" meta:page-count="1" meta:paragraph-count="13" meta:word-count="24" meta:character-count="331" meta:non-whitespace-character-count="317"/>
  </office:meta>
</office:document-meta>
</file>